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ro1" style:family="table-row">
      <style:table-row-properties style:row-height="28.35pt" fo:break-before="auto" style:use-optimal-row-height="false"/>
    </style:style>
    <style:style style:name="ta1" style:family="table" style:master-page-name="PageStyle_5f_staggered_5f_gri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5" style:family="table-cell" style:parent-style-name="Default">
      <style:table-cell-properties fo:border-bottom="0.74pt fine-dashed #808080" style:diagonal-bl-tr="none" style:diagonal-tl-br="none" fo:border-left="none" fo:border-right="0.74pt solid #000000" style:rotation-align="none" fo:border-top="0.74pt solid #000000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fine-dashed #808080"/>
    </style:style>
    <style:style style:name="ce17" style:family="table-cell" style:parent-style-name="Default">
      <style:table-cell-properties fo:border-bottom="0.74pt fine-dashed #808080" fo:border-left="none" fo:border-right="none" fo:border-top="none"/>
    </style:style>
    <style:style style:name="ce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22" style:family="table-cell" style:parent-style-name="Default">
      <style:table-cell-properties fo:border-bottom="0.74pt solid #000000" style:diagonal-bl-tr="none" style:diagonal-tl-br="none" fo:border-left="0.74pt solid #000000" fo:border-right="0.74pt fine-dashed #808080" style:rotation-align="none" fo:border-top="none"/>
    </style:style>
    <style:style style:name="ce30" style:family="table-cell" style:parent-style-name="Default">
      <style:table-cell-properties fo:border-bottom="none" style:diagonal-bl-tr="none" style:diagonal-tl-br="none" fo:border-left="0.74pt solid #000000" fo:border-right="0.74pt fine-dashed #808080" style:rotation-align="none" fo:border-top="0.74pt solid #000000"/>
    </style:style>
    <style:style style:name="ce31" style:family="table-cell" style:parent-style-name="Default">
      <style:table-cell-properties fo:border-bottom="none" style:diagonal-bl-tr="none" style:diagonal-tl-br="none" fo:border-left="1.76pt dashed #00381f" fo:border-right="0.74pt fine-dashed #808080" style:rotation-align="none" fo:border-top="1.76pt dashed #00381f"/>
    </style:style>
    <style:style style:name="ce39" style:family="table-cell" style:parent-style-name="Default">
      <style:table-cell-properties fo:border-bottom="1.76pt dashed #00381f" style:diagonal-bl-tr="none" style:diagonal-tl-br="none" fo:border-left="1.76pt dashed #00381f" fo:border-right="none" style:rotation-align="none" fo:border-top="1.76pt solid #c00000"/>
    </style:style>
    <style:style style:name="ce11" style:family="table-cell" style:parent-style-name="Default">
      <style:table-cell-properties fo:border-bottom="1.76pt solid #c00000" style:diagonal-bl-tr="none" style:diagonal-tl-br="none" fo:border-left="1.76pt solid #c00000" fo:border-right="none" style:rotation-align="none" fo:border-top="none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0.74pt fine-dashed #808080" style:rotation-align="none" fo:border-top="none"/>
    </style:style>
    <style:style style:name="ce35" style:family="table-cell" style:parent-style-name="Default">
      <style:table-cell-properties fo:border-bottom="0.74pt solid #000000" style:diagonal-bl-tr="none" style:diagonal-tl-br="none" fo:border-left="0.74pt fine-dashed #808080" fo:border-right="0.74pt solid #000000" style:rotation-align="none" fo:border-top="none"/>
    </style:style>
    <style:style style:name="ce36" style:family="table-cell" style:parent-style-name="Default">
      <style:table-cell-properties fo:border-bottom="none" style:diagonal-bl-tr="none" style:diagonal-tl-br="none" fo:border-left="0.74pt fine-dashed #808080" fo:border-right="0.74pt solid #000000" style:rotation-align="none" fo:border-top="0.74pt solid #000000"/>
    </style:style>
    <style:style style:name="ce37" style:family="table-cell" style:parent-style-name="Default">
      <style:table-cell-properties fo:border-bottom="none" style:diagonal-bl-tr="none" style:diagonal-tl-br="none" fo:border-left="0.74pt fine-dashed #808080" fo:border-right="1.76pt dashed #00381f" style:rotation-align="none" fo:border-top="1.76pt dashed #00381f"/>
    </style:style>
    <style:style style:name="ce45" style:family="table-cell" style:parent-style-name="Default">
      <style:table-cell-properties fo:border-bottom="1.76pt dashed #00381f" style:diagonal-bl-tr="none" style:diagonal-tl-br="none" fo:border-left="1.76pt dashed #491d74" fo:border-right="1.76pt dashed #00381f" style:rotation-align="none" fo:border-top="1.76pt dashed #491d74"/>
    </style:style>
    <style:style style:name="ce46" style:family="table-cell" style:parent-style-name="Default">
      <style:table-cell-properties fo:border-bottom="1.76pt dashed #491d74" style:diagonal-bl-tr="none" style:diagonal-tl-br="none" fo:border-left="1.76pt dashed #491d74" fo:border-right="1.76pt solid #c00000" style:rotation-align="none" fo:border-top="none"/>
    </style:style>
    <style:style style:name="ce42" style:family="table-cell" style:parent-style-name="Default">
      <style:table-cell-properties fo:border-bottom="none" style:diagonal-bl-tr="none" style:diagonal-tl-br="none" fo:border-left="0.74pt fine-dashed #808080" fo:border-right="0.74pt solid #000000" style:rotation-align="none" fo:border-top="none"/>
    </style:style>
    <style:style style:name="ce43" style:family="table-cell" style:parent-style-name="Default">
      <style:table-cell-properties fo:border-bottom="0.74pt fine-dashed #808080" style:diagonal-bl-tr="none" style:diagonal-tl-br="none" fo:border-left="0.74pt solid #000000" fo:border-right="0.74pt fine-dashed #808080" style:rotation-align="none" fo:border-top="0.74pt solid #000000"/>
    </style:style>
    <style:style style:name="ce47" style:family="table-cell" style:parent-style-name="Default">
      <style:table-cell-properties fo:border-bottom="none" style:diagonal-bl-tr="none" style:diagonal-tl-br="none" fo:border-left="none" fo:border-right="0.74pt fine-dashed #808080" style:rotation-align="none" fo:border-top="0.74pt fine-dashed #808080"/>
    </style:style>
    <style:style style:name="ce48" style:family="table-cell" style:parent-style-name="Default">
      <style:table-cell-properties fo:border-bottom="0.74pt fine-dashed #808080" style:diagonal-bl-tr="none" style:diagonal-tl-br="none" fo:border-left="none" fo:border-right="1.76pt dashed #491d74" style:rotation-align="none" fo:border-top="1.76pt dashed #491d74"/>
    </style:style>
    <style:style style:name="ce49" style:family="table-cell" style:parent-style-name="Default">
      <style:table-cell-properties fo:border-bottom="1.76pt dashed #491d74" style:diagonal-bl-tr="none" style:diagonal-tl-br="none" fo:border-left="none" fo:border-right="1.76pt dashed #491d74" style:rotation-align="none" fo:border-top="0.74pt fine-dashed #808080"/>
    </style:style>
    <style:style style:name="ce52" style:family="table-cell" style:parent-style-name="Default">
      <style:table-cell-properties fo:border-bottom="0.74pt fine-dashed #808080" style:diagonal-bl-tr="none" style:diagonal-tl-br="none" fo:border-left="0.74pt fine-dashed #808080" fo:border-right="0.74pt solid #000000" style:rotation-align="none" fo:border-top="0.74pt solid #000000"/>
    </style:style>
    <style:style style:name="ce53" style:family="table-cell" style:parent-style-name="Default">
      <style:table-cell-properties fo:border-bottom="0.74pt solid #000000" style:diagonal-bl-tr="none" style:diagonal-tl-br="none" fo:border-left="0.74pt fine-dashed #808080" fo:border-right="0.74pt solid #000000" style:rotation-align="none" fo:border-top="0.74pt fine-dashed #808080"/>
    </style:style>
    <style:style style:name="ce5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fine-dashed #808080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56" style:family="table-cell" style:parent-style-name="Default">
      <style:table-cell-properties fo:border-bottom="0.74pt fine-dashed #808080" style:diagonal-bl-tr="none" style:diagonal-tl-br="none" fo:border-left="0.74pt solid #000000" fo:border-right="none" style:rotation-align="none" fo:border-top="0.74pt solid #000000"/>
    </style:style>
    <style:style style:name="ce5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fine-dashed #808080"/>
    </style:style>
    <style:style style:name="ce2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gr1" style:family="graphic">
      <style:graphic-properties draw:stroke="none" svg:stroke-width="0.99pt" draw:stroke-linejoin="miter" draw:fill="none" draw:textarea-vertical-align="middle" draw:auto-grow-height="false" draw:fit-to-size="false" style:shrink-to-fit="false" fo:min-height="18.4pt" fo:min-width="21.69pt" fo:padding-top="0pt" fo:padding-bottom="0pt" fo:padding-left="0pt" fo:padding-right="0pt" fo:wrap-option="wrap"/>
    </style:style>
    <style:style style:name="gr2" style:family="graphic">
      <style:graphic-properties draw:stroke="none" svg:stroke-width="0.99pt" draw:stroke-linejoin="miter" draw:fill="none" draw:textarea-vertical-align="middle" draw:auto-grow-height="false" draw:fit-to-size="false" style:shrink-to-fit="false" fo:min-height="9.75pt" fo:min-width="9.98pt" fo:padding-top="0pt" fo:padding-bottom="0pt" fo:padding-left="0pt" fo:padding-right="0pt" fo:wrap-option="wrap"/>
    </style:style>
    <style:style style:name="gr3" style:family="graphic">
      <style:graphic-properties draw:stroke="none" svg:stroke-width="0.99pt" draw:stroke-linejoin="miter" draw:fill="none" draw:textarea-vertical-align="middle" draw:auto-grow-height="false" draw:fit-to-size="false" style:shrink-to-fit="false" fo:min-height="10.01pt" fo:min-width="9.27pt" fo:padding-top="0pt" fo:padding-bottom="0pt" fo:padding-left="0pt" fo:padding-right="0pt" fo:wrap-option="wrap"/>
    </style:style>
    <style:style style:name="gr4" style:family="graphic">
      <style:graphic-properties draw:stroke="none" svg:stroke-width="0.99pt" draw:stroke-linejoin="miter" draw:fill="none" draw:textarea-vertical-align="middle" draw:auto-grow-height="false" draw:fit-to-size="false" style:shrink-to-fit="false" fo:min-height="18.4pt" fo:min-width="21.46pt" fo:padding-top="0pt" fo:padding-bottom="0pt" fo:padding-left="0pt" fo:padding-right="0pt" fo:wrap-option="wrap"/>
    </style:style>
    <style:style style:name="gr5" style:family="graphic">
      <style:graphic-properties draw:stroke="solid" svg:stroke-width="2.01pt" svg:stroke-color="#00381f" draw:marker-end="msArrowEnd_20_5" draw:marker-end-width="6.04pt" draw:marker-end-center="false" draw:stroke-linejoin="miter" draw:fill="none" draw:textarea-vertical-align="top" draw:auto-grow-height="false" fo:min-height="25pt" fo:min-width="0pt" fo:padding-top="3.54pt" fo:padding-bottom="3.54pt" fo:padding-left="7.09pt" fo:padding-right="7.09pt" fo:wrap-option="wrap"/>
    </style:style>
    <style:style style:name="gr6" style:family="graphic">
      <style:graphic-properties draw:stroke="solid" svg:stroke-width="1.45pt" svg:stroke-color="#00381f" draw:marker-start="Arrow" draw:marker-start-width="4.2pt" draw:marker-end="Arrow" draw:marker-end-width="4.2pt" draw:marker-end-center="false" draw:stroke-linejoin="miter" draw:fill="none" draw:textarea-vertical-align="top" draw:auto-grow-height="false" fo:min-height="50.17pt" fo:min-width="0pt" fo:padding-top="3.26pt" fo:padding-bottom="3.26pt" fo:padding-left="6.8pt" fo:padding-right="6.8pt" fo:wrap-option="wrap"/>
    </style:style>
    <style:style style:name="gr7" style:family="graphic">
      <style:graphic-properties draw:stroke="none" svg:stroke-width="0.99pt" draw:stroke-linejoin="miter" draw:fill="none" draw:textarea-vertical-align="middle" draw:auto-grow-height="false" draw:fit-to-size="false" style:shrink-to-fit="false" fo:min-height="18.51pt" fo:min-width="21.34pt" fo:padding-top="0pt" fo:padding-bottom="0pt" fo:padding-left="0pt" fo:padding-right="0pt" fo:wrap-option="wrap"/>
    </style:style>
    <style:style style:name="gr8" style:family="graphic">
      <style:graphic-properties draw:stroke="none" svg:stroke-width="0.99pt" draw:stroke-linejoin="miter" draw:fill="none" draw:textarea-vertical-align="middle" draw:auto-grow-height="false" draw:fit-to-size="false" style:shrink-to-fit="false" fo:min-height="18.45pt" fo:min-width="21.34pt" fo:padding-top="0pt" fo:padding-bottom="0pt" fo:padding-left="0pt" fo:padding-right="0pt" fo:wrap-option="wrap"/>
    </style:style>
    <style:style style:name="gr9" style:family="graphic">
      <style:graphic-properties draw:stroke="none" svg:stroke-width="0.99pt" draw:stroke-linejoin="miter" draw:fill="none" draw:textarea-vertical-align="middle" draw:auto-grow-height="false" draw:fit-to-size="false" style:shrink-to-fit="false" fo:min-height="18.28pt" fo:min-width="21.34pt" fo:padding-top="0pt" fo:padding-bottom="0pt" fo:padding-left="0pt" fo:padding-right="0pt" fo:wrap-option="wrap"/>
    </style:style>
    <style:style style:name="gr10" style:family="graphic">
      <style:graphic-properties draw:stroke="none" svg:stroke-width="0.99pt" draw:stroke-linejoin="miter" draw:fill="none" draw:textarea-vertical-align="middle" draw:auto-grow-height="false" draw:fit-to-size="false" style:shrink-to-fit="false" fo:min-height="9.69pt" fo:min-width="9.27pt" fo:padding-top="0pt" fo:padding-bottom="0pt" fo:padding-left="0pt" fo:padding-right="0pt" fo:wrap-option="wrap"/>
    </style:style>
    <style:style style:name="gr11" style:family="graphic">
      <style:graphic-properties draw:stroke="none" svg:stroke-width="0.99pt" draw:stroke-linejoin="miter" draw:fill="none" draw:textarea-vertical-align="middle" draw:auto-grow-height="false" draw:fit-to-size="false" style:shrink-to-fit="false" fo:min-height="18.28pt" fo:min-width="21.46pt" fo:padding-top="0pt" fo:padding-bottom="0pt" fo:padding-left="0pt" fo:padding-right="0pt" fo:wrap-option="wrap"/>
    </style:style>
    <style:style style:name="gr12" style:family="graphic">
      <style:graphic-properties draw:stroke="solid" svg:stroke-width="2.01pt" svg:stroke-color="#491d74" draw:marker-end="msArrowEnd_20_5" draw:marker-end-width="6.04pt" draw:marker-end-center="false" draw:stroke-linejoin="miter" draw:fill="none" draw:textarea-vertical-align="top" draw:auto-grow-height="false" fo:min-height="0pt" fo:min-width="14.06pt" fo:padding-top="3.54pt" fo:padding-bottom="3.54pt" fo:padding-left="7.09pt" fo:padding-right="7.09pt" fo:wrap-option="wrap"/>
    </style:style>
    <style:style style:name="gr13" style:family="graphic">
      <style:graphic-properties draw:stroke="none" svg:stroke-width="0.99pt" draw:stroke-linejoin="miter" draw:fill="none" draw:textarea-vertical-align="middle" draw:auto-grow-height="false" draw:fit-to-size="false" style:shrink-to-fit="false" fo:min-height="9.69pt" fo:min-width="9.98pt" fo:padding-top="0pt" fo:padding-bottom="0pt" fo:padding-left="0pt" fo:padding-right="0pt" fo:wrap-option="wrap"/>
    </style:style>
    <style:style style:name="gr14" style:family="graphic">
      <style:graphic-properties draw:stroke="none" svg:stroke-width="0.99pt" draw:stroke-linejoin="miter" draw:fill="none" draw:textarea-vertical-align="middle" draw:auto-grow-height="false" draw:fit-to-size="false" style:shrink-to-fit="false" fo:min-height="18.28pt" fo:min-width="21.74pt" fo:padding-top="0pt" fo:padding-bottom="0pt" fo:padding-left="0pt" fo:padding-right="0pt" fo:wrap-option="wrap"/>
    </style:style>
    <style:style style:name="gr15" style:family="graphic">
      <style:graphic-properties draw:stroke="none" svg:stroke-width="0.99pt" draw:stroke-linejoin="miter" draw:fill="none" draw:textarea-vertical-align="middle" draw:auto-grow-height="false" draw:fit-to-size="false" style:shrink-to-fit="false" fo:min-height="18.28pt" fo:min-width="22.65pt" fo:padding-top="0pt" fo:padding-bottom="0pt" fo:padding-left="0pt" fo:padding-right="0pt" fo:wrap-option="wrap"/>
    </style:style>
    <style:style style:name="gr16" style:family="graphic">
      <style:graphic-properties draw:stroke="none" svg:stroke-width="0.99pt" draw:stroke-linejoin="miter" draw:fill="none" draw:textarea-vertical-align="middle" draw:auto-grow-height="false" draw:fit-to-size="false" style:shrink-to-fit="false" fo:min-height="18.51pt" fo:min-width="21.69pt" fo:padding-top="0pt" fo:padding-bottom="0pt" fo:padding-left="0pt" fo:padding-right="0pt" fo:wrap-option="wrap"/>
    </style:style>
    <style:style style:name="gr17" style:family="graphic">
      <style:graphic-properties draw:stroke="none" svg:stroke-width="0.99pt" draw:stroke-linejoin="miter" draw:fill="none" draw:textarea-vertical-align="middle" draw:auto-grow-height="false" draw:fit-to-size="false" style:shrink-to-fit="false" fo:min-height="18.51pt" fo:min-width="21.74pt" fo:padding-top="0pt" fo:padding-bottom="0pt" fo:padding-left="0pt" fo:padding-right="0pt" fo:wrap-option="wrap"/>
    </style:style>
    <style:style style:name="gr18" style:family="graphic">
      <style:graphic-properties draw:stroke="solid" svg:stroke-width="1.45pt" svg:stroke-color="#491d74" draw:marker-start="Arrow" draw:marker-start-width="4.2pt" draw:marker-end="Arrow" draw:marker-end-width="4.2pt" draw:marker-end-center="false" draw:stroke-linejoin="miter" draw:fill="none" draw:textarea-vertical-align="top" draw:auto-grow-height="false" fo:min-height="0pt" fo:min-width="40.08pt" fo:padding-top="3.26pt" fo:padding-bottom="3.26pt" fo:padding-left="6.8pt" fo:padding-right="6.8pt" fo:wrap-option="wrap"/>
    </style:style>
    <style:style style:name="gr19" style:family="graphic">
      <style:graphic-properties draw:stroke="solid" svg:stroke-width="1.45pt" svg:stroke-color="#491d74" draw:marker-start="Arrow" draw:marker-start-width="4.2pt" draw:marker-end="Arrow" draw:marker-end-width="4.2pt" draw:marker-end-center="false" draw:stroke-linejoin="miter" draw:fill="none" draw:textarea-vertical-align="top" draw:auto-grow-height="false" fo:min-height="0pt" fo:min-width="40.42pt" fo:padding-top="3.26pt" fo:padding-bottom="3.26pt" fo:padding-left="6.8pt" fo:padding-right="6.8pt" fo:wrap-option="wrap"/>
    </style:style>
    <style:style style:name="P1" style:family="paragraph">
      <style:paragraph-properties fo:margin-top="0pt" fo:margin-bottom="0pt" fo:line-height="100%" fo:text-align="center"/>
    </style:style>
    <style:style style:name="P2" style:family="paragraph">
      <loext:graphic-properties draw:fill="none"/>
      <style:paragraph-properties fo:margin-top="0pt" fo:margin-bottom="0pt" fo:line-height="100%" fo:text-align="center"/>
      <style:text-properties fo:font-family="STIX" style:font-pitch="variable" fo:font-size="8pt" fo:font-style="italic" style:font-size-asian="8pt" style:font-style-asian="italic" style:font-size-complex="8pt" style:font-style-complex="italic"/>
    </style:style>
    <style:style style:name="P3" style:family="paragraph">
      <loext:graphic-properties draw:fill="none"/>
      <style:paragraph-properties fo:margin-top="0pt" fo:margin-bottom="0pt" fo:line-height="100%" fo:text-align="center"/>
      <style:text-properties fo:color="#000000" fo:font-family="STIX" style:font-pitch="variable" fo:font-size="10pt" style:font-size-asian="10pt" style:font-size-complex="10pt"/>
    </style:style>
    <style:style style:name="P4" style:family="paragraph">
      <loext:graphic-properties draw:fill="none"/>
      <style:paragraph-properties fo:margin-top="0pt" fo:margin-bottom="0pt" fo:line-height="100%" fo:text-align="center"/>
      <style:text-properties fo:color="#00381f" fo:font-size="18pt"/>
    </style:style>
    <style:style style:name="P5" style:family="paragraph">
      <loext:graphic-properties draw:fill="none"/>
      <style:paragraph-properties fo:margin-top="0pt" fo:margin-bottom="0pt" fo:line-height="100%" fo:text-align="center"/>
      <style:text-properties fo:color="#00381f" fo:font-family="STIX" style:font-pitch="variable" fo:font-size="11pt" fo:font-style="italic" style:font-size-asian="11pt" style:font-style-asian="italic" style:font-size-complex="11pt" style:font-style-complex="italic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margin-top="0pt" fo:margin-bottom="0pt" fo:line-height="100%" fo:text-align="center"/>
      <style:text-properties fo:color="#00381f" fo:font-family="STIX" style:font-pitch="variable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8" style:family="paragraph">
      <loext:graphic-properties draw:fill="none"/>
      <style:paragraph-properties fo:margin-top="0pt" fo:margin-bottom="0pt" fo:line-height="100%" fo:text-align="center"/>
      <style:text-properties fo:color="#94070a" fo:font-size="18pt"/>
    </style:style>
    <style:style style:name="P9" style:family="paragraph">
      <loext:graphic-properties draw:fill="none"/>
      <style:paragraph-properties fo:margin-top="0pt" fo:margin-bottom="0pt" fo:line-height="100%" fo:text-align="center"/>
      <style:text-properties fo:color="#94070a" fo:font-family="STIX" style:font-pitch="variable" fo:font-size="11pt" fo:font-style="italic" style:font-size-asian="11pt" style:font-style-asian="italic" style:font-size-complex="11pt" style:font-style-complex="italic"/>
    </style:style>
    <style:style style:name="P10" style:family="paragraph">
      <loext:graphic-properties draw:fill="none"/>
      <style:paragraph-properties fo:margin-top="0pt" fo:margin-bottom="0pt" fo:line-height="100%" fo:text-align="center"/>
      <style:text-properties fo:color="#491d74" fo:font-size="18pt"/>
    </style:style>
    <style:style style:name="P11" style:family="paragraph">
      <loext:graphic-properties draw:fill="none"/>
      <style:paragraph-properties fo:margin-top="0pt" fo:margin-bottom="0pt" fo:line-height="100%" fo:text-align="center"/>
      <style:text-properties fo:color="#491d74" fo:font-family="STIX" style:font-pitch="variable" fo:font-size="11pt" fo:font-style="italic" style:font-size-asian="11pt" style:font-style-asian="italic" style:font-size-complex="11pt" style:font-style-complex="italic"/>
    </style:style>
    <style:style style:name="P12" style:family="paragraph">
      <loext:graphic-properties draw:fill="none"/>
      <style:paragraph-properties fo:margin-top="0pt" fo:margin-bottom="0pt" fo:line-height="100%" fo:text-align="center"/>
      <style:text-properties fo:color="#491d74" fo:font-family="STIX" style:font-pitch="variable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STIX" style:font-pitch="variable" fo:font-size="8pt" fo:letter-spacing="normal" fo:font-style="italic" style:text-underline-style="none" fo:font-weight="normal" style:font-family-asian="'Cambria Math'" style:font-family-generic-asian="modern" style:font-pitch-asian="fixed" style:font-size-asian="8pt" style:font-style-asian="italic" style:font-weight-asian="normal" style:font-size-complex="8pt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10% 75%" fo:font-family="STIX" style:font-pitch="variable" fo:font-size="8pt" fo:letter-spacing="normal" fo:font-style="italic" style:text-underline-style="none" fo:font-weight="normal" style:font-family-asian="'Cambria Math'" style:font-family-generic-asian="modern" style:font-pitch-asian="fixed" style:font-size-asian="8pt" style:font-style-asian="italic" style:font-weight-asian="normal" style:font-size-complex="8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family="STIX" style:font-pitch="variable" fo:font-size="10pt" fo:letter-spacing="normal" fo:font-style="normal" style:text-underline-style="none" fo:font-weight="normal" style:font-family-asian="'Cambria Math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00381f" style:text-line-through-style="none" style:text-line-through-type="none" style:text-position="0% 100%" fo:font-family="'Cambria Math'" style:font-family-generic="roman" style:font-pitch="variable" fo:font-size="20pt" fo:letter-spacing="normal" fo:font-style="normal" style:text-underline-style="none" fo:font-weight="normal" style:font-family-asian="'Cambria Math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381f" style:text-line-through-style="none" style:text-line-through-type="none" style:text-position="0% 100%" fo:font-family="STIX" style:font-pitch="variable" fo:font-size="11pt" fo:letter-spacing="normal" fo:font-style="italic" style:text-underline-style="none" fo:font-weight="normal" style:font-family-asian="'Cambria Math'" style:font-family-generic-asian="modern" style:font-pitch-asian="fixed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fo:font-variant="normal" fo:text-transform="none" fo:color="#00381f" style:text-line-through-style="none" style:text-line-through-type="none" style:text-position="-10% 75%" fo:font-family="STIX" style:font-pitch="variable" fo:font-size="11pt" fo:letter-spacing="normal" fo:font-style="italic" style:text-underline-style="none" fo:font-weight="normal" style:font-family-asian="'Cambria Math'" style:font-family-generic-asian="modern" style:font-pitch-asian="fixed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fo:font-variant="normal" fo:text-transform="none" fo:color="#00381f" style:text-line-through-style="none" style:text-line-through-type="none" fo:font-family="STIX" style:font-pitch="variable" fo:font-size="8pt" fo:letter-spacing="normal" fo:font-style="italic" style:text-underline-style="none" fo:font-weight="bold" style:font-family-asian="'Cambria Math'" style:font-family-generic-asian="modern" style:font-pitch-asian="fixed" style:font-size-asian="8pt" style:font-style-asian="italic" style:font-weight-asian="bold" style:font-size-complex="8pt" style:font-style-complex="italic" style:font-weight-complex="bold"/>
    </style:style>
    <style:style style:name="T8" style:family="text">
      <style:text-properties fo:font-variant="normal" fo:text-transform="none" fo:color="#94070a" style:text-line-through-style="none" style:text-line-through-type="none" style:text-position="0% 100%" fo:font-family="'Cambria Math'" style:font-family-generic="roman" style:font-pitch="variable" fo:font-size="20pt" fo:letter-spacing="normal" fo:font-style="normal" style:text-underline-style="none" fo:font-weight="normal" style:font-family-asian="'Cambria Math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94070a" style:text-line-through-style="none" style:text-line-through-type="none" style:text-position="0% 100%" fo:font-family="STIX" style:font-pitch="variable" fo:font-size="11pt" fo:letter-spacing="normal" fo:font-style="italic" style:text-underline-style="none" fo:font-weight="normal" style:font-family-asian="'Cambria Math'" style:font-family-generic-asian="modern" style:font-pitch-asian="fixed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fo:font-variant="normal" fo:text-transform="none" fo:color="#94070a" style:text-line-through-style="none" style:text-line-through-type="none" style:text-position="-10% 75%" fo:font-family="STIX" style:font-pitch="variable" fo:font-size="11pt" fo:letter-spacing="normal" fo:font-style="italic" style:text-underline-style="none" fo:font-weight="normal" style:font-family-asian="'Cambria Math'" style:font-family-generic-asian="modern" style:font-pitch-asian="fixed" style:font-size-asian="11pt" style:font-style-asian="italic" style:font-weight-asian="normal" style:font-size-complex="11pt" style:font-style-complex="italic" style:font-weight-complex="normal"/>
    </style:style>
    <style:style style:name="T11" style:family="text">
      <style:text-properties fo:font-variant="normal" fo:text-transform="none" fo:color="#491d74" style:text-line-through-style="none" style:text-line-through-type="none" style:text-position="0% 100%" fo:font-family="'Cambria Math'" style:font-family-generic="roman" style:font-pitch="variable" fo:font-size="20pt" fo:letter-spacing="normal" fo:font-style="normal" style:text-underline-style="none" fo:font-weight="normal" style:font-family-asian="'Cambria Math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491d74" style:text-line-through-style="none" style:text-line-through-type="none" style:text-position="0% 100%" fo:font-family="STIX" style:font-pitch="variable" fo:font-size="11pt" fo:letter-spacing="normal" fo:font-style="italic" style:text-underline-style="none" fo:font-weight="normal" style:font-family-asian="'Cambria Math'" style:font-family-generic-asian="modern" style:font-pitch-asian="fixed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fo:font-variant="normal" fo:text-transform="none" fo:color="#491d74" style:text-line-through-style="none" style:text-line-through-type="none" style:text-position="-10% 75%" fo:font-family="STIX" style:font-pitch="variable" fo:font-size="11pt" fo:letter-spacing="normal" fo:font-style="italic" style:text-underline-style="none" fo:font-weight="normal" style:font-family-asian="'Cambria Math'" style:font-family-generic-asian="modern" style:font-pitch-asian="fixed" style:font-size-asian="11pt" style:font-style-asian="italic" style:font-weight-asian="normal" style:font-size-complex="11pt" style:font-style-complex="italic" style:font-weight-complex="normal"/>
    </style:style>
    <style:style style:name="T14" style:family="text">
      <style:text-properties fo:font-variant="normal" fo:text-transform="none" fo:color="#491d74" style:text-line-through-style="none" style:text-line-through-type="none" fo:font-family="STIX" style:font-pitch="variable" fo:font-size="8pt" fo:letter-spacing="normal" fo:font-style="italic" style:text-underline-style="none" fo:font-weight="bold" style:font-family-asian="'Cambria Math'" style:font-family-generic-asian="modern" style:font-pitch-asian="fixed" style:font-size-asian="8pt" style:font-style-asian="italic" style:font-weight-asian="bold" style:font-size-complex="8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ggered_grid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" table:number-columns-repeated="8"/>
          <table:table-cell table:number-columns-repeated="1013"/>
        </table:table-row>
        <table:table-row table:style-name="ro1">
          <table:table-cell table:number-columns-repeated="3"/>
          <table:table-cell table:style-name="ce1"/>
          <table:table-cell table:style-name="ce2">
            <draw:custom-shape table:end-cell-address="staggered_grid.F6" table:end-x="3.94pt" table:end-y="3.49pt" draw:z-index="18" draw:name="Rectangle 1" draw:style-name="gr1" draw:text-style-name="P2" svg:width="21.66pt" svg:height="18.37pt" svg:x="9.27pt" svg:y="13.46pt">
              <text:p text:style-name="P1"><text:span text:style-name="T1">y</text:span><text:span text:style-name="T2">j+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F6" table:end-x="4.68pt" table:end-y="4.73pt" draw:z-index="36" draw:name="Rectangle 28" draw:style-name="gr2" draw:text-style-name="P3" svg:width="9.95pt" svg:height="9.72pt" svg:x="21.71pt" svg:y="23.36pt">
              <text:p text:style-name="P1"><text:span text:style-name="T3">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2">
            <draw:custom-shape table:end-cell-address="staggered_grid.G6" table:end-x="3.97pt" table:end-y="3.77pt" draw:z-index="4" draw:name="Rectangle 30" draw:style-name="gr3" draw:text-style-name="P4" svg:width="9.24pt" svg:height="9.98pt" svg:x="21.74pt" svg:y="22.14pt">
              <text:p text:style-name="P1"><text:span text:style-name="T4">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F6" table:end-x="25.51pt" table:end-y="1.39pt" draw:z-index="24" draw:name="Rectangle 1" draw:style-name="gr4" draw:text-style-name="P5" svg:width="21.43pt" svg:height="18.37pt" svg:x="4.08pt" svg:y="11.37pt">
              <text:p text:style-name="P1"><text:span text:style-name="T5">v</text:span><text:span text:style-name="T6">i,j+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F6" table:end-x="26.73pt" table:end-y="15.39pt" draw:z-index="29" draw:name="Straight Arrow Connector 11" draw:style-name="gr5" draw:text-style-name="P6" svg:width="0.09pt" svg:height="32.09pt" svg:x="26.73pt" svg:y="43.74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style-name="ce35">
            <draw:custom-shape table:end-cell-address="staggered_grid.H6" table:end-x="4.71pt" table:end-y="4.48pt" draw:z-index="37" draw:name="Rectangle 28" draw:style-name="gr2" draw:text-style-name="P3" svg:width="9.95pt" svg:height="9.72pt" svg:x="21.74pt" svg:y="23.1pt">
              <text:p text:style-name="P1"><text:span text:style-name="T3">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2"/>
          <table:table-cell table:style-name="ce35">
            <draw:custom-shape table:end-cell-address="staggered_grid.J6" table:end-x="4.68pt" table:end-y="4.79pt" draw:z-index="38" draw:name="Rectangle 28" draw:style-name="gr2" draw:text-style-name="P3" svg:width="9.95pt" svg:height="9.72pt" svg:x="21.71pt" svg:y="23.41pt">
              <text:p text:style-name="P1"><text:span text:style-name="T3">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6"/>
          <table:table-cell table:style-name="ce1"/>
          <table:table-cell table:number-columns-repeated="1013"/>
        </table:table-row>
        <table:table-row table:style-name="ro1">
          <table:table-cell table:number-columns-repeated="3"/>
          <table:table-cell table:style-name="ce1">
            <draw:custom-shape table:end-cell-address="staggered_grid.D8" table:end-x="26.9pt" table:end-y="28.18pt" draw:z-index="9" draw:name="Straight Arrow Connector 24" draw:style-name="gr6" draw:text-style-name="P6" svg:width="0.09pt" svg:height="56.69pt" svg:x="26.87pt" svg:y="84.87pt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15"/>
          <table:table-cell table:style-name="ce30">
            <draw:custom-shape table:end-cell-address="staggered_grid.F7" table:end-x="25.31pt" table:end-y="4.73pt" draw:z-index="20" draw:name="Rectangle 1" draw:style-name="gr4" draw:text-style-name="P7" svg:width="21.43pt" svg:height="18.37pt" svg:x="3.88pt" svg:y="14.71pt">
              <text:p text:style-name="P1"><text:span text:style-name="T7">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6"/>
          <table:table-cell table:style-name="ce43"/>
          <table:table-cell table:style-name="ce52"/>
          <table:table-cell table:style-name="ce56"/>
          <table:table-cell table:style-name="ce1"/>
          <table:table-cell table:number-columns-repeated="1013"/>
        </table:table-row>
        <table:table-row table:style-name="ro1">
          <table:table-cell table:number-columns-repeated="3"/>
          <table:table-cell table:style-name="ce1">
            <draw:custom-shape table:end-cell-address="staggered_grid.E8" table:end-x="2.24pt" table:end-y="8.9pt" draw:z-index="11" draw:name="Rectangle 1" draw:style-name="gr7" draw:text-style-name="P2" svg:width="21.32pt" svg:height="18.48pt" svg:x="7.94pt" svg:y="18.77pt">
              <text:p text:style-name="P1"><text:span text:style-name="T1">Dys</text:span><text:span text:style-name="T2">j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6">
            <draw:custom-shape table:end-cell-address="staggered_grid.F8" table:end-x="3.32pt" table:end-y="3.46pt" draw:z-index="17" draw:name="Rectangle 1" draw:style-name="gr1" draw:text-style-name="P2" svg:width="21.66pt" svg:height="18.37pt" svg:x="8.65pt" svg:y="13.44pt">
              <text:p text:style-name="P1"><text:span text:style-name="T1">y</text:span><text:span text:style-name="T2">j+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F8" table:end-x="4.85pt" table:end-y="4.68pt" draw:z-index="33" draw:name="Rectangle 28" draw:style-name="gr2" draw:text-style-name="P3" svg:width="9.95pt" svg:height="9.72pt" svg:x="21.88pt" svg:y="23.3pt">
              <text:p text:style-name="P1"><text:span text:style-name="T3">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E9" table:end-x="14.09pt" table:end-y="28.15pt" draw:z-index="39" draw:name="Straight Arrow Connector 24" draw:style-name="gr6" draw:text-style-name="P6" svg:width="0.09pt" svg:height="56.69pt" svg:x="14.06pt" svg:y="84.87pt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1">
            <draw:custom-shape table:end-cell-address="staggered_grid.G8" table:end-x="4.03pt" table:end-y="3.74pt" draw:z-index="3" draw:name="Rectangle 29" draw:style-name="gr3" draw:text-style-name="P4" svg:width="9.24pt" svg:height="9.98pt" svg:x="21.8pt" svg:y="22.11pt">
              <text:p text:style-name="P1"><text:span text:style-name="T4">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G8" table:end-x="2.61pt" table:end-y="0.79pt" draw:z-index="23" draw:name="Rectangle 1" draw:style-name="gr8" draw:text-style-name="P5" svg:width="21.32pt" svg:height="18.43pt" svg:x="8.31pt" svg:y="10.71pt">
              <text:p text:style-name="P1"><text:span text:style-name="T5">v</text:span><text:span text:style-name="T6">i,j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F8" table:end-x="26.82pt" table:end-y="15.99pt" draw:z-index="40" draw:name="Straight Arrow Connector 11" draw:style-name="gr5" draw:text-style-name="P6" svg:width="0.09pt" svg:height="32.09pt" svg:x="26.82pt" svg:y="44.33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style-name="ce37">
            <draw:custom-shape table:end-cell-address="staggered_grid.H8" table:end-x="4.71pt" table:end-y="4.62pt" draw:z-index="34" draw:name="Rectangle 28" draw:style-name="gr2" draw:text-style-name="P3" svg:width="9.95pt" svg:height="9.72pt" svg:x="21.74pt" svg:y="23.24pt">
              <text:p text:style-name="P1"><text:span text:style-name="T3">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7"/>
          <table:table-cell table:style-name="ce53">
            <draw:custom-shape table:end-cell-address="staggered_grid.J8" table:end-x="4.85pt" table:end-y="4.73pt" draw:z-index="35" draw:name="Rectangle 28" draw:style-name="gr2" draw:text-style-name="P3" svg:width="9.95pt" svg:height="9.72pt" svg:x="21.88pt" svg:y="23.36pt">
              <text:p text:style-name="P1"><text:span text:style-name="T3">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7"/>
          <table:table-cell table:style-name="ce1"/>
          <table:table-cell table:number-columns-repeated="1013"/>
        </table:table-row>
        <table:table-row table:style-name="ro1">
          <table:table-cell table:number-columns-repeated="3"/>
          <table:table-cell table:style-name="ce1">
            <draw:custom-shape table:end-cell-address="staggered_grid.E9" table:end-x="17.77pt" table:end-y="12.87pt" draw:z-index="12" draw:name="Rectangle 1" draw:style-name="gr9" draw:text-style-name="P2" svg:width="21.32pt" svg:height="18.26pt" svg:x="23.47pt" svg:y="22.99pt">
              <text:p text:style-name="P1"><text:span text:style-name="T1">Dy</text:span><text:span text:style-name="T2">j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7"/>
          <table:table-cell table:style-name="ce39">
            <draw:custom-shape table:end-cell-address="staggered_grid.G9" table:end-x="4.11pt" table:end-y="3.51pt" draw:z-index="5" draw:name="Rectangle 31" draw:style-name="gr10" draw:text-style-name="P8" svg:width="9.24pt" svg:height="9.67pt" svg:x="21.88pt" svg:y="22.22pt">
              <text:p text:style-name="P1"><text:span text:style-name="T8">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F9" table:end-x="25.09pt" table:end-y="11.93pt" draw:z-index="19" draw:name="Rectangle 1" draw:style-name="gr11" draw:text-style-name="P7" svg:width="21.43pt" svg:height="18.26pt" svg:x="3.66pt" svg:y="22.05pt">
              <text:p text:style-name="P1"><text:span text:style-name="T7">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G9" table:end-x="2.3pt" table:end-y="0.62pt" draw:z-index="27" draw:name="Rectangle 1" draw:style-name="gr9" draw:text-style-name="P9" svg:width="21.32pt" svg:height="18.26pt" svg:x="7.99pt" svg:y="10.74pt">
              <text:p text:style-name="P1"><text:span text:style-name="T9">p</text:span><text:span text:style-name="T10">i,j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5">
            <draw:custom-shape table:end-cell-address="staggered_grid.H8" table:end-x="13.44pt" table:end-y="28.23pt" draw:z-index="0" draw:name="Straight Arrow Connector 9" draw:style-name="gr12" draw:text-style-name="P6" svg:width="28.23pt" svg:height="0.03pt" svg:x="12.19pt" svg:y="28.2pt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table:end-cell-address="staggered_grid.H9" table:end-x="4.82pt" table:end-y="3.4pt" draw:z-index="1" draw:name="Rectangle 26" draw:style-name="gr13" draw:text-style-name="P10" svg:width="9.95pt" svg:height="9.67pt" svg:x="21.86pt" svg:y="22.11pt">
              <text:p text:style-name="P1"><text:span text:style-name="T11">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H9" table:end-x="2.38pt" table:end-y="0.77pt" draw:z-index="25" draw:name="Rectangle 1" draw:style-name="gr14" draw:text-style-name="P11" svg:width="21.71pt" svg:height="18.26pt" svg:x="7.65pt" svg:y="10.89pt">
              <text:p text:style-name="P1"><text:span text:style-name="T12">u</text:span><text:span text:style-name="T13">i,j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8"/>
          <table:table-cell table:style-name="ce15">
            <draw:custom-shape table:end-cell-address="staggered_grid.J9" table:end-x="4.79pt" table:end-y="3.83pt" draw:z-index="2" draw:name="Rectangle 28" draw:style-name="gr13" draw:text-style-name="P10" svg:width="9.95pt" svg:height="9.67pt" svg:x="21.83pt" svg:y="22.54pt">
              <text:p text:style-name="P1"><text:span text:style-name="T11">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I9" table:end-x="25.09pt" table:end-y="0.88pt" draw:z-index="26" draw:name="Rectangle 1" draw:style-name="gr15" draw:text-style-name="P11" svg:width="22.62pt" svg:height="18.26pt" svg:x="2.47pt" svg:y="11pt">
              <text:p text:style-name="P1"><text:span text:style-name="T12">u</text:span><text:span text:style-name="T13">i+1,j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/>
          <table:table-cell table:style-name="ce1"/>
          <table:table-cell table:number-columns-repeated="1013"/>
        </table:table-row>
        <table:table-row table:style-name="ro1">
          <table:table-cell table:number-columns-repeated="3"/>
          <table:table-cell table:style-name="ce1"/>
          <table:table-cell table:style-name="ce16">
            <draw:custom-shape table:end-cell-address="staggered_grid.F10" table:end-x="14.31pt" table:end-y="11.68pt" draw:z-index="13" draw:name="Rectangle 1" draw:style-name="gr16" draw:text-style-name="P2" svg:width="21.66pt" svg:height="18.48pt" svg:x="19.64pt" svg:y="21.54pt">
              <text:p text:style-name="P1"><text:span text:style-name="T1">x</text:span><text:span text:style-name="T2">i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F10" table:end-x="6.63pt" table:end-y="3.29pt" draw:z-index="14" draw:name="Rectangle 1" draw:style-name="gr16" draw:text-style-name="P2" svg:width="21.66pt" svg:height="18.48pt" svg:x="11.96pt" svg:y="13.15pt">
              <text:p text:style-name="P1"><text:span text:style-name="T1">y</text:span><text:span text:style-name="T2">j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F10" table:end-x="4.68pt" table:end-y="4.71pt" draw:z-index="30" draw:name="Rectangle 28" draw:style-name="gr2" draw:text-style-name="P3" svg:width="9.95pt" svg:height="9.72pt" svg:x="21.71pt" svg:y="23.33pt">
              <text:p text:style-name="P1"><text:span text:style-name="T3">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1">
            <draw:custom-shape table:end-cell-address="staggered_grid.G9" table:end-x="6.49pt" table:end-y="23.1pt" draw:z-index="21" draw:name="Rectangle 1" draw:style-name="gr7" draw:text-style-name="P12" svg:width="21.32pt" svg:height="18.48pt" svg:x="12.19pt" svg:y="4.62pt">
              <text:p text:style-name="P1"><text:span text:style-name="T14">w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6">
            <draw:custom-shape table:end-cell-address="staggered_grid.H10" table:end-x="17.86pt" table:end-y="11.48pt" draw:z-index="15" draw:name="Rectangle 1" draw:style-name="gr17" draw:text-style-name="P2" svg:width="21.71pt" svg:height="18.48pt" svg:x="23.13pt" svg:y="21.34pt">
              <text:p text:style-name="P1"><text:span text:style-name="T1">x</text:span><text:span text:style-name="T2">i+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H10" table:end-x="4.71pt" table:end-y="4.45pt" draw:z-index="31" draw:name="Rectangle 28" draw:style-name="gr2" draw:text-style-name="P3" svg:width="9.95pt" svg:height="9.72pt" svg:x="21.74pt" svg:y="23.07pt">
              <text:p text:style-name="P1"><text:span text:style-name="T3">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9">
            <draw:custom-shape table:end-cell-address="staggered_grid.I9" table:end-x="14.31pt" table:end-y="23.41pt" draw:z-index="22" draw:name="Rectangle 1" draw:style-name="gr7" draw:text-style-name="P12" svg:width="21.32pt" svg:height="18.48pt" svg:x="20.01pt" svg:y="4.93pt">
              <text:p text:style-name="P1"><text:span text:style-name="T14">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4">
            <draw:custom-shape table:end-cell-address="staggered_grid.J10" table:end-x="18.37pt" table:end-y="11.17pt" draw:z-index="16" draw:name="Rectangle 1" draw:style-name="gr16" draw:text-style-name="P2" svg:width="21.66pt" svg:height="18.48pt" svg:x="23.7pt" svg:y="21.03pt">
              <text:p text:style-name="P1"><text:span text:style-name="T1">x</text:span><text:span text:style-name="T2">i+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J9" table:end-x="13.83pt" table:end-y="0.06pt" draw:z-index="28" draw:name="Straight Arrow Connector 9" draw:style-name="gr12" draw:text-style-name="P6" svg:width="28.23pt" svg:height="0.03pt" svg:x="12.59pt" svg:y="0.03pt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table:end-cell-address="staggered_grid.J10" table:end-x="5.02pt" table:end-y="4.56pt" draw:z-index="32" draw:name="Rectangle 28" draw:style-name="gr2" draw:text-style-name="P3" svg:width="9.95pt" svg:height="9.72pt" svg:x="22.05pt" svg:y="23.19pt">
              <text:p text:style-name="P1"><text:span text:style-name="T3">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7"/>
          <table:table-cell table:style-name="ce1"/>
          <table:table-cell table:number-columns-repeated="1013"/>
        </table:table-row>
        <table:table-row table:style-name="ro1">
          <table:table-cell table:number-columns-repeated="3"/>
          <table:table-cell table:style-name="ce1"/>
          <table:table-cell table:style-name="ce6"/>
          <table:table-cell table:style-name="ce34">
            <draw:custom-shape table:end-cell-address="staggered_grid.G10" table:end-x="26.99pt" table:end-y="16.53pt" draw:z-index="8" draw:name="Straight Arrow Connector 23" draw:style-name="gr18" draw:text-style-name="P6" svg:width="53.69pt" svg:height="0.03pt" svg:x="0.31pt" svg:y="16.5pt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table:end-cell-address="staggered_grid.G11" table:end-x="3.66pt" table:end-y="1.79pt" draw:z-index="10" draw:name="Rectangle 1" draw:style-name="gr7" draw:text-style-name="P2" svg:width="21.32pt" svg:height="18.48pt" svg:x="9.35pt" svg:y="11.65pt">
              <text:p text:style-name="P1"><text:span text:style-name="T1">Dx</text:span><text:span text:style-name="T2">i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2">
            <draw:custom-shape table:end-cell-address="staggered_grid.H11" table:end-x="10.6pt" table:end-y="14.29pt" draw:z-index="7" draw:name="Rectangle 1" draw:style-name="gr17" draw:text-style-name="P2" svg:width="21.71pt" svg:height="18.48pt" svg:x="15.87pt" svg:y="24.15pt">
              <text:p text:style-name="P1"><text:span text:style-name="T1">Dxs</text:span><text:span text:style-name="T2">i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4"/>
          <table:table-cell table:style-name="ce36"/>
          <table:table-cell table:style-name="ce29"/>
          <table:table-cell table:style-name="ce1"/>
          <table:table-cell table:number-columns-repeated="1013"/>
        </table:table-row>
        <table:table-row table:style-name="ro1">
          <table:table-cell table:number-columns-repeated="3"/>
          <table:table-cell table:style-name="ce1" table:number-columns-repeated="3"/>
          <table:table-cell table:style-name="ce1">
            <draw:custom-shape table:end-cell-address="staggered_grid.H11" table:end-x="27.01pt" table:end-y="0.65pt" draw:z-index="6" draw:name="Straight Arrow Connector 23" draw:style-name="gr19" draw:text-style-name="P6" svg:width="54.03pt" svg:height="0.03pt" svg:x="-0.03pt" svg:y="0.6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1" table:number-columns-repeated="4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2">00/00/0000</text:date>, <text:time style:data-style-name="N2" text:time-value="21:19:23.483654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alytical_5f_profile" style:display-name="PageStyle_analytical_pro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emes" style:display-name="PageStyle_Schem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gered_5f_grid" style:display-name="PageStyle_staggered_gri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ed Ahmad Raza</meta:initial-creator>
    <meta:creation-date>2017-10-14T16:07:13</meta:creation-date>
    <dc:date>2018-05-12T21:26:17.497795724</dc:date>
    <meta:generator>LibreOffice/6.0.3.2$Linux_X86_64 LibreOffice_project/00m0$Build-2</meta:generator>
    <meta:editing-duration>PT1H26M43S</meta:editing-duration>
    <meta:editing-cycles>17</meta:editing-cycles>
    <meta:document-statistic meta:table-count="1" meta:cell-count="0" meta:object-count="4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